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5" style:family="table-column">
      <style:table-column-properties fo:break-before="auto" style:column-width="1.155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24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25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45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3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6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3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3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3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3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3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3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3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3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4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2" table:formula="of:=[.L18]+4160" office:value-type="float" office:value="7101.81722689076" calcext:value-type="float">
            <text:p>7101.8172268908</text:p>
          </table:table-cell>
          <table:table-cell table:style-name="ce33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7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3" table:formula="of:=SUM([.H76])" office:value-type="float" office:value="1550.57692307692" calcext:value-type="float">
            <text:p>1550.5769230769</text:p>
          </table:table-cell>
          <table:table-cell table:style-name="ce33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7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9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7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9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4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7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4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4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6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4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4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4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4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4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4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4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4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4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4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4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4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3" table:formula="of:=[.L2]-[.N2]" office:value-type="float" office:value="-5662.98645798646" calcext:value-type="float">
            <text:p>-5662.9864579865</text:p>
          </table:table-cell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3" table:formula="of:=[.L3]-[.N3]" office:value-type="float" office:value="-6522.98645798646" calcext:value-type="float">
            <text:p>-6522.9864579865</text:p>
          </table:table-cell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3" table:formula="of:=[.L4]-[.N4]" office:value-type="float" office:value="-522.986457986459" calcext:value-type="float">
            <text:p>-522.9864579865</text:p>
          </table:table-cell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6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3" table:formula="of:=[.L5]-[.N5]" office:value-type="float" office:value="-9119.95615495616" calcext:value-type="float">
            <text:p>-9119.9561549562</text:p>
          </table:table-cell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12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3" table:formula="of:=[.L11]-[.N11]" office:value-type="float" office:value="-3769.85514485514" calcext:value-type="float">
            <text:p>-3769.8551448552</text:p>
          </table:table-cell>
        </table:table-row>
        <table:table-row table:style-name="ro12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3" table:formula="of:=[.L12]-[.N12]" office:value-type="float" office:value="-4522.98645798646" calcext:value-type="float">
            <text:p>-4522.986457986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3" office:value-type="float" office:value="-2000" calcext:value-type="float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3" table:formula="of:=[.L15]-[.N15]" office:value-type="float" office:value="-4696.00233100233" calcext:value-type="float">
            <text:p>-4696.0023310023</text:p>
          </table:table-cell>
        </table:table-row>
        <table:table-row table:style-name="ro12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3" office:value-type="float" office:value="350" calcext:value-type="float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" table:default-cell-style-name="ce18"/>
        <table:table-column table:style-name="co1" table:default-cell-style-name="ce17"/>
        <table:table-column table:style-name="co19" table:number-columns-repeated="2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300)</text:p>
          </table:table-cell>
          <table:table-cell office:value-type="float" office:value="20300" calcext:value-type="float">
            <text:p>20300</text:p>
          </table:table-cell>
        </table:table-row>
        <table:table-row table:style-name="ro12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4500)</text:p>
          </table:table-cell>
          <table:table-cell office:value-type="string" calcext:value-type="string">
            <text:p>50000(salary)</text:p>
          </table:table-cell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4500" calcext:value-type="float">
            <text:p>4500</text:p>
          </table:table-cell>
          <table:table-cell/>
        </table:table-row>
        <table:table-row table:style-name="ro12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5150)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</table:table-row>
        <table:table-row table:style-name="ro12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3500)</text:p>
          </table:table-cell>
          <table:table-cell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</table:table-row>
        <table:table-row table:style-name="ro12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/>
        </table:table-row>
        <table:table-row table:style-name="ro12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 table:number-columns-repeated="2"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table:style-name="ce43" office:value-type="float" office:value="17000" calcext:value-type="float">
            <text:p>17000</text:p>
          </table:table-cell>
        </table:table-row>
        <table:table-row table:style-name="ro12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5500" calcext:value-type="float">
            <text:p>5500</text:p>
          </table:table-cell>
          <table:table-cell table:number-columns-repeated="4"/>
          <table:table-cell table:formula="of:=SUM([.B37:.F37])" office:value-type="float" office:value="5500" calcext:value-type="float">
            <text:p>5500</text:p>
          </table:table-cell>
          <table:table-cell table:style-name="ce23" table:formula="of:=SUM([.B55:.F55])" office:value-type="float" office:value="366.666666666667" calcext:value-type="float">
            <text:p>366.6666666667</text:p>
          </table:table-cell>
          <table:table-cell office:value-type="string" calcext:value-type="string">
            <text:p>Անի Գ․</text:p>
          </table:table-cell>
          <table:table-cell table:number-columns-repeated="2"/>
        </table:table-row>
        <table:table-row table:style-name="ro12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366.666666666667" calcext:value-type="float">
            <text:p>366.6666666667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55:.F55])" office:value-type="float" office:value="366.666666666667" calcext:value-type="float">
            <text:p>366.6666666667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55:.F55])" office:value-type="float" office:value="366.666666666667" calcext:value-type="float">
            <text:p>366.6666666667</text:p>
          </table:table-cell>
          <table:table-cell office:value-type="string" calcext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5:.F55])" office:value-type="float" office:value="366.666666666667" calcext:value-type="float">
            <text:p>366.6666666667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55:.F55])" office:value-type="float" office:value="366.666666666667" calcext:value-type="float">
            <text:p>366.6666666667</text:p>
          </table:table-cell>
          <table:table-cell office:value-type="string" calcext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55];[.D55];[.E55])" office:value-type="float" office:value="366.666666666667" calcext:value-type="float">
            <text:p>366.6666666667</text:p>
          </table:table-cell>
          <table:table-cell office:value-type="string" calcext:value-type="string">
            <text:p>Մանե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366.666666666667" calcext:value-type="float">
            <text:p>366.6666666667</text:p>
          </table:table-cell>
          <table:table-cell office:value-type="string" calcext:value-type="string">
            <text:p>Նանե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366.666666666667" calcext:value-type="float">
            <text:p>366.6666666667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55];[.C55];[.E55])" office:value-type="float" office:value="366.666666666667" calcext:value-type="float">
            <text:p>366.6666666667</text:p>
          </table:table-cell>
          <table:table-cell office:value-type="string" calcext:value-type="string">
            <text:p>Կարեն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ce17" table:number-columns-repeated="2"/>
          <table:table-cell table:style-name="Default"/>
          <table:table-cell table:formula="of:=SUM([.B55:.F55])" office:value-type="float" office:value="366.666666666667" calcext:value-type="float">
            <text:p>366.6666666667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formula="of:=SUM([.B55:.F55])" office:value-type="float" office:value="366.666666666667" calcext:value-type="float">
            <text:p>366.6666666667</text:p>
          </table:table-cell>
          <table:table-cell office:value-type="string" calcext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5:.F55])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5];[.D55])" office:value-type="float" office:value="0" calcext:value-type="float">
            <text:p>0</text:p>
          </table:table-cell>
          <table:table-cell table:style-name="Default" office:value-type="string" calcext:value-type="string">
            <text:p>Arus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D55:.F55])" office:value-type="float" office:value="0" calcext:value-type="float">
            <text:p>0</text:p>
          </table:table-cell>
          <table:table-cell table:style-name="Default" office:value-type="string" calcext:value-type="string">
            <text:p>Arman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55:.F55])" office:value-type="float" office:value="366.666666666667" calcext:value-type="float">
            <text:p>366.6666666667</text:p>
          </table:table-cell>
          <table:table-cell table:style-name="Default" office:value-type="string" calcext:value-type="string">
            <text:p>Seryoja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55:.F55])" office:value-type="float" office:value="366.666666666667" calcext:value-type="float">
            <text:p>366.6666666667</text:p>
          </table:table-cell>
          <table:table-cell table:style-name="Default" office:value-type="string" calcext:value-type="string">
            <text:p>Mher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55:.F55])" office:value-type="float" office:value="366.666666666667" calcext:value-type="float">
            <text:p>366.6666666667</text:p>
          </table:table-cell>
          <table:table-cell table:style-name="Default" office:value-type="string" calcext:value-type="string">
            <text:p>Davit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5" office:value-type="float" office:value="0" calcext:value-type="float">
            <text:p>0</text:p>
          </table:table-cell>
          <table:table-cell table:style-name="ce17" table:formula="of:=[.D37]/14" office:value-type="float" office:value="0" calcext:value-type="float">
            <text:p>0</text:p>
          </table:table-cell>
          <table:table-cell table:style-name="ce17" table:formula="of:=[.E37]/16" office:value-type="float" office:value="0" calcext:value-type="float">
            <text:p>0</text:p>
          </table:table-cell>
          <table:table-cell table:style-name="ce17" table:formula="of:=[.F37]/15" office:value-type="float" office:value="0" calcext:value-type="float">
            <text:p>0</text:p>
          </table:table-cell>
          <table:table-cell table:style-name="Default"/>
          <table:table-cell table:style-name="ce38" table:formula="of:=SUM([.H37:.H54])" office:value-type="float" office:value="5500" calcext:value-type="float">
            <text:p>550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/00/0000</text:date>, <text:time style:data-style-name="N2" text:time-value="23:31:48.2206917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19T23:32:10.957288764</dc:date>
    <meta:editing-duration>P1DT19H39M45S</meta:editing-duration>
    <meta:editing-cycles>1008</meta:editing-cycles>
    <meta:generator>LibreOffice/4.2.6.3$Linux_X86_64 LibreOffice_project/420m0$Build-3</meta:generator>
    <meta:document-statistic meta:table-count="8" meta:cell-count="2368" meta:object-count="0"/>
  </office:meta>
</office:document-meta>
</file>